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5600000300669BF98C.png"/>
  <manifest:file-entry manifest:media-type="image/png" manifest:full-path="Pictures/100000000000055600000300EB0A9534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29in" draw:z-index="0"><draw:image xlink:href="Pictures/100000000000055600000300EB0A9534.png" xlink:type="simple" xlink:show="embed" xlink:actuate="onLoad"/></draw:frame>Installation of Rstudio is successful</text:p>
      <text:p text:style-name="Standard"/>
      <text:p text:style-name="Standard"/>
      <text:p text:style-name="Standard">Installation of R is successful</text:p>
      <text:p text:style-name="Standard"><draw:frame draw:style-name="fr2" draw:name="graphics2" text:anchor-type="paragraph" svg:width="6.9252in" svg:height="3.8929in" draw:z-index="1"><draw:image xlink:href="Pictures/100000000000055600000300669BF98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1T00:01:48.83</meta:creation-date>
    <dc:date>2015-03-21T00:25:56</dc:date>
    <meta:editing-duration>PT24M6S</meta:editing-duration>
    <meta:editing-cycles>3</meta:editing-cycles>
    <meta:generator>OpenOffice.org/3.4$Win32 OpenOffice.org_project/340m1$Build-9590</meta:generator>
    <meta:document-statistic meta:table-count="0" meta:image-count="2" meta:object-count="0" meta:page-count="1" meta:paragraph-count="2" meta:word-count="10" meta:character-count="68"/>
  </office:meta>
</office:document-meta>
</file>